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0.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Talktime</text:p>
          </table:table-cell>
          <table:table-cell office:value-type="string" calcext:value-type="string">
            <text:p>Valid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Rs 75 Talktime for 3 Days and 2 Airtel Local night min from 12am to 6am for 1 Da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Rs 135 Talktime for 10 Days and 2 Airtel Local night min from 12am to 6am for 1 Day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nlimited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nlimited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Unlimited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Full Talktim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40 Local SMS. Maximum 100 SMS per D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STD mobile calls @ 40p/m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22 Local and STD Mobile minut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35 Local Airtel-to-Airtel mobile mi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All STD mobile calls at 1p/se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Days</text:p>
          </table:table-cell>
          <table:table-cell office:value-type="string" calcext:value-type="string">
            <text:p>ISD to Nepal at Rs 6/mi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35 MB ( 2G/3G/4G data ) ; Base Tariff 2p/s Local / STD mobile and Landline. For ISD Tariff refer ISD call rat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37 Local and STD minut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200 Local and STD SMS. Maximum 100 SMS per D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Rs20.98 Talktime+ 2 airtel night mins(11pm-6am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All Local and STD Mobile calls at 1.5p/se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Days</text:p>
          </table:table-cell>
          <table:table-cell office:value-type="string" calcext:value-type="string">
            <text:p>All Local Mobile calls at 40p/mi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57 STD minutes to UP and Biha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local and STD mobile calls @ 45p/mi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40 Local and STD SMS. Maximum 100 SMS per Da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Days</text:p>
          </table:table-cell>
          <table:table-cell office:value-type="string" calcext:value-type="string">
            <text:p>All Local Mobile calls at 45p/mi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45p/min STD mobile call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All Local mobile calls @ 1.2p/sec and STD Mobile calls at 1.5p/se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450 Local and STD SMS. Maximum 100 SMS per Day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10 Local Airtel-to-Airtel mobile min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50p/min Local and STD mobile call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75 MB 2G Da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100 MB 2G Dat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50 MB 2G Da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200 MB Whats app data(Speed basis network selected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225 MB 2G Dat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275 MB 2G Da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25MB 2G Dat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75 MB 2G Dat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400MB 2G Dat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500 MB 2G Dat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Days</text:p>
          </table:table-cell>
          <table:table-cell office:value-type="string" calcext:value-type="string">
            <text:p>600 MB 2G Dat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Days</text:p>
          </table:table-cell>
          <table:table-cell office:value-type="string" calcext:value-type="string">
            <text:p>700 MB 2G Dat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2G Dat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25 GB 2G Dat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5 GB 2G Data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pto 3GB@ 2G Speeds; 3GB to 5GB@ 40kbps; post 5GB@ 10kbps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pto 3.25GB@ 2G Speeds; 3.25GB to 5.25GB@ 40kbps; post 5.25GB@ 10kbp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50 MB 3G/4G Dat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50 MB 3G/4G Dat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200 MB 3G/4G Dat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00 MB 3G/4G Dat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1 GB 3G dat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450 MB 3G/4G Dat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500 MB 3G/4G Dat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Days</text:p>
          </table:table-cell>
          <table:table-cell office:value-type="string" calcext:value-type="string">
            <text:p>600 MB 3G/4G Dat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Days</text:p>
          </table:table-cell>
          <table:table-cell office:value-type="string" calcext:value-type="string">
            <text:p>625 MB 3G/4G Dat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500 MB 3G/4G Data + Rs100 Talktim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ays</text:p>
          </table:table-cell>
          <table:table-cell office:value-type="string" calcext:value-type="string">
            <text:p>800MB 3G/4G Dat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GB 3G/4G Da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750 MB 3G/4G+125 MB Facebook+125 MB Whatsapp Data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25 GB 3G/4G data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3GB 3G Data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4 GB Dat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3G/4G Data + 125 MB Facebook+125 MB Whatsapp Dat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5 GB 3G/4G Dat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Air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75 GB 3G/4G Dat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Full Talktime + 5 night local Vodafone minutes, both valid for 7 Day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 valid for 7 Days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 valid for 7 Day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 valid for 7 Days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 valid for 7 Days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 valid for 7 Days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 + 1 night local Vodafone minut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70 MB 2G Dat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40 MB 2G Da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300 MB 2G Dat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500 MB 2G Dat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2G Da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25 GB 2G Dat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 GB 2G Data, Post 3GB your speed will be reduced up to 40 kbps.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.5GB 2G Data, Post 3.5GB your speed will be reduced up to 40 kbp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30 MB 3G Da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00 MB 3G Dat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200 MB 3G Dat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00 MB 3G Dat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75 MB 3G Dat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3G Dat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2 GB 3G Data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7 GB 3G Data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2 GB 3G Data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2.25 GB 3G Data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 GB 3G Data, Post 3GB your speed will be reduced up to 64 kbps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.5 GB 3G Data Post 3.5GB your speed will be reduced up to 64 kbps.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5 GB 3G Data, Post 5GB your speed will be reduced up to 64 kbps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5.5 GB 3G Data Post 5.5GB your speed will be reduced up to 64 kbps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6 GB 3G Data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7.5 GB 3G Data Post 7.5GB your speed will be reduced up to 64 kbps.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9 GB 3G Data Post 9GB your speed will be reduced up to 64 kbps.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2 GB 3G Data Post 12GB your speed will be reduced up to 64 kbps.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5 GB 3G Data Post 15GB your speed will be reduced up to 64 kbps.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 Days</text:p>
          </table:table-cell>
          <table:table-cell office:value-type="string" calcext:value-type="string">
            <text:p>1 Local Idea Night SMS (11pm to 8am)and Tarif Validity 1 Day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Full Talktim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Talktim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50 MB 2G Dat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200 MB Faceboo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110 MB 2G Dat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200 MB WhatsAp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200 MB 2G Dat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280 MB 2G Dat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300 MB 2G Dat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 Days</text:p>
          </table:table-cell>
          <table:table-cell office:value-type="string" calcext:value-type="string">
            <text:p>375 MB 2G Dat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75 MB 2G Dat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Freedom Pack- 300 MB 2G Dat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Days</text:p>
          </table:table-cell>
          <table:table-cell office:value-type="string" calcext:value-type="string">
            <text:p>500 MB 2G Dat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575 MB 2G Dat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Days</text:p>
          </table:table-cell>
          <table:table-cell office:value-type="string" calcext:value-type="string">
            <text:p>600 MB 2G Dat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2G Dat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nlimited 1.25 GB 2G Da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nlimited 1.30 GB 2G Dat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 GB Unlimited 2G, Max speed till 3 GB, 10kbps after 3 GB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3.25 GB Unlimited 2G, Max speed till 3.25 GB, 10kbps after 3.25 GB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4 GB Unlimited 2G, Max speed till 4 GB, 10kbps after 4 GB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30 MB 3G Da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80 MB 3G Dat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All usage 3G Data Rate Cutter 0.4p/10k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30 MB 3G Dat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60 MB 3G Da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250 MB 3G Dat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 Days</text:p>
          </table:table-cell>
          <table:table-cell office:value-type="string" calcext:value-type="string">
            <text:p>300 MB 2G Dat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300 MB 3G Dat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Days</text:p>
          </table:table-cell>
          <table:table-cell office:value-type="string" calcext:value-type="string">
            <text:p>375 MB 3G Dat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475 MB 3G Dat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Freedom Pack- 500 MB 2G Dat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Days</text:p>
          </table:table-cell>
          <table:table-cell office:value-type="string" calcext:value-type="string">
            <text:p>600 MB 3G Dat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 GB 3G Da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25 GB 3G Data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.5 GB 3G Dat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2 GB 3G Data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2.25 GB 3G Data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Days</text:p>
          </table:table-cell>
          <table:table-cell office:value-type="string" calcext:value-type="string">
            <text:p>2 GB 3G Data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nlimited 3 GB 3G Data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nlimited 3.25 GB 3G Data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Unlimited 4 GB 3G Data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5.25 GB Unlimited Internet , Speed post 5.25 GB @ 40Kbps &amp; post 6.25 GB @ 20Kbps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6 GB Unlimited Internet, Speed post 6GB @ 40Kbps &amp; post 7GB @ 20Kbps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7.5 GB Unlimited Internet ,Speed post 7.5GB @ 40Kbps &amp; post 8.5GB @ 20Kbps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9 GB Unlimited Internet ,Speed post 9GB @ 40Kbps &amp; post 10GB @ 20Kbps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1 GB Unlimited Internet , Speed post 11GB @ 40Kbps &amp; post 12 GB @ 20Kbps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15 GB Unlimited Internet ,Speed post 15GB @ 40Kbps &amp; post 16 GB @ 20Kbps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 Days</text:p>
          </table:table-cell>
          <table:table-cell office:value-type="string" calcext:value-type="string">
            <text:p>20 GB 3G Data</text:p>
          </table:table-cell>
          <table:table-cell office:value-type="float" office:value="1999" calcext:value-type="float">
            <text:p>1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05:09.306236517</meta:creation-date>
    <dc:date>2016-01-26T17:00:24.546287021</dc:date>
    <meta:editing-duration>PT40M58S</meta:editing-duration>
    <meta:editing-cycles>6</meta:editing-cycles>
    <meta:generator>LibreOffice/4.2.8.2$Linux_X86_64 LibreOffice_project/420m0$Build-2</meta:generator>
    <meta:document-statistic meta:table-count="1" meta:cell-count="935" meta:object-count="0"/>
  </office:meta>
</office:document-meta>
</file>